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08703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5256" calcext:value-type="float">
            <text:p>50.4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703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5424" calcext:value-type="float">
            <text:p>50.2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703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7784" calcext:value-type="float">
            <text:p>50.0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703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5864" calcext:value-type="float">
            <text:p>49.9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703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703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7264" calcext:value-type="float">
            <text:p>49.7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703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7536" calcext:value-type="float">
            <text:p>49.6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703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5136" calcext:value-type="float">
            <text:p>49.4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703</text:p>
          </table:table-cell>
          <table:table-cell office:value-type="string" calcext:value-type="string">
            <text:p>201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7808" calcext:value-type="float">
            <text:p>49.5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703</text:p>
          </table:table-cell>
          <table:table-cell office:value-type="string" calcext:value-type="string">
            <text:p>201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8288" calcext:value-type="float">
            <text:p>49.5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703</text:p>
          </table:table-cell>
          <table:table-cell office:value-type="string" calcext:value-type="string">
            <text:p>201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0752" calcext:value-type="float">
            <text:p>49.4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703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6056" calcext:value-type="float">
            <text:p>49.2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703</text:p>
          </table:table-cell>
          <table:table-cell office:value-type="string" calcext:value-type="string">
            <text:p>201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6224" calcext:value-type="float">
            <text:p>49.0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703</text:p>
          </table:table-cell>
          <table:table-cell office:value-type="string" calcext:value-type="string">
            <text:p>201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703</text:p>
          </table:table-cell>
          <table:table-cell office:value-type="string" calcext:value-type="string">
            <text:p>201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5432" calcext:value-type="float">
            <text:p>48.7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8703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6392" calcext:value-type="float">
            <text:p>48.8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